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53.9mm"/>
    </style:style>
    <style:style style:name="co8" style:family="table-column">
      <style:table-column-properties fo:break-before="auto" style:column-width="56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ime Sequential</text:p>
          </table:table-cell>
          <table:table-cell office:value-type="string" calcext:value-type="string">
            <text:p>time pthread</text:p>
          </table:table-cell>
          <table:table-cell office:value-type="string" calcext:value-type="string">
            <text:p>time omp</text:p>
          </table:table-cell>
          <table:table-cell office:value-type="string" calcext:value-type="string">
            <text:p>problem size</text:p>
          </table:table-cell>
          <table:table-cell office:value-type="string" calcext:value-type="string">
            <text:p>blobs</text:p>
          </table:table-cell>
          <table:table-cell office:value-type="string" calcext:value-type="string">
            <text:p>processors</text:p>
          </table:table-cell>
          <table:table-cell/>
          <table:table-cell table:style-name="Default" office:value-type="string" calcext:value-type="string">
            <text:p>Speedup Pthread</text:p>
          </table:table-cell>
          <table:table-cell table:style-name="Default" office:value-type="string" calcext:value-type="string">
            <text:p>Speedup OpenMp</text:p>
          </table:table-cell>
          <table:table-cell table:style-name="Default" office:value-type="string" calcext:value-type="string">
            <text:p>Efficiency pThread</text:p>
          </table:table-cell>
          <table:table-cell table:style-name="Default" office:value-type="string" calcext:value-type="string">
            <text:p>Efficiency OpenMP</text:p>
          </table:table-cell>
        </table:table-row>
        <table:table-row table:style-name="ro1">
          <table:table-cell office:value-type="float" office:value="0.015391" calcext:value-type="float">
            <text:p>0.015391</text:p>
          </table:table-cell>
          <table:table-cell office:value-type="float" office:value="0.010711" calcext:value-type="float">
            <text:p>0.010711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]/[.B2]" office:value-type="float" office:value="1.43693399309121" calcext:value-type="float">
            <text:p>1.44</text:p>
          </table:table-cell>
          <table:table-cell table:formula="of:=[.A2]/[.C2]" office:value-type="float" office:value="1.87740912417663" calcext:value-type="float">
            <text:p>1.88</text:p>
          </table:table-cell>
          <table:table-cell table:formula="of:=[.H2]/[.F2]" office:value-type="float" office:value="0.718466996545607" calcext:value-type="float">
            <text:p>0.72</text:p>
          </table:table-cell>
          <table:table-cell table:formula="of:=[.I2]/[.F2]" office:value-type="float" office:value="0.938704562088314" calcext:value-type="float">
            <text:p>0.94</text:p>
          </table:table-cell>
        </table:table-row>
        <table:table-row table:style-name="ro1">
          <table:table-cell office:value-type="float" office:value="0.015391" calcext:value-type="float">
            <text:p>0.015391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0.006165" calcext:value-type="float">
            <text:p>0.0061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A3]/[.B3]" office:value-type="float" office:value="1.7971742176553" calcext:value-type="float">
            <text:p>1.80</text:p>
          </table:table-cell>
          <table:table-cell table:formula="of:=[.A3]/[.C3]" office:value-type="float" office:value="2.49651257096513" calcext:value-type="float">
            <text:p>2.50</text:p>
          </table:table-cell>
          <table:table-cell table:formula="of:=[.H3]/[.F3]" office:value-type="float" office:value="0.599058072551767" calcext:value-type="float">
            <text:p>0.60</text:p>
          </table:table-cell>
          <table:table-cell table:formula="of:=[.I3]/[.F3]" office:value-type="float" office:value="0.832170856988375" calcext:value-type="float">
            <text:p>0.83</text:p>
          </table:table-cell>
        </table:table-row>
        <table:table-row table:style-name="ro1">
          <table:table-cell office:value-type="float" office:value="0.015391" calcext:value-type="float">
            <text:p>0.015391</text:p>
          </table:table-cell>
          <table:table-cell office:value-type="float" office:value="0.009272" calcext:value-type="float">
            <text:p>0.009272</text:p>
          </table:table-cell>
          <table:table-cell office:value-type="float" office:value="0.006005" calcext:value-type="float">
            <text:p>0.0060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A4]/[.B4]" office:value-type="float" office:value="1.65994391716997" calcext:value-type="float">
            <text:p>1.66</text:p>
          </table:table-cell>
          <table:table-cell table:formula="of:=[.A4]/[.C4]" office:value-type="float" office:value="2.56303080766028" calcext:value-type="float">
            <text:p>2.56</text:p>
          </table:table-cell>
          <table:table-cell table:formula="of:=[.H4]/[.F4]" office:value-type="float" office:value="0.331988783433995" calcext:value-type="float">
            <text:p>0.33</text:p>
          </table:table-cell>
          <table:table-cell table:formula="of:=[.I4]/[.F4]" office:value-type="float" office:value="0.512606161532057" calcext:value-type="float">
            <text:p>0.51</text:p>
          </table:table-cell>
        </table:table-row>
        <table:table-row table:style-name="ro1">
          <table:table-cell office:value-type="float" office:value="0.015391" calcext:value-type="float">
            <text:p>0.015391</text:p>
          </table:table-cell>
          <table:table-cell office:value-type="float" office:value="0.008782" calcext:value-type="float">
            <text:p>0.008782</text:p>
          </table:table-cell>
          <table:table-cell office:value-type="float" office:value="0.005325" calcext:value-type="float">
            <text:p>0.0053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A5]/[.B5]" office:value-type="float" office:value="1.75256205875655" calcext:value-type="float">
            <text:p>1.75</text:p>
          </table:table-cell>
          <table:table-cell table:formula="of:=[.A5]/[.C5]" office:value-type="float" office:value="2.89032863849765" calcext:value-type="float">
            <text:p>2.89</text:p>
          </table:table-cell>
          <table:table-cell table:formula="of:=[.H5]/[.F5]" office:value-type="float" office:value="0.292093676459425" calcext:value-type="float">
            <text:p>0.29</text:p>
          </table:table-cell>
          <table:table-cell table:formula="of:=[.I5]/[.F5]" office:value-type="float" office:value="0.481721439749609" calcext:value-type="float">
            <text:p>0.48</text:p>
          </table:table-cell>
        </table:table-row>
        <table:table-row table:style-name="ro1">
          <table:table-cell office:value-type="float" office:value="0.015391" calcext:value-type="float">
            <text:p>0.015391</text:p>
          </table:table-cell>
          <table:table-cell office:value-type="float" office:value="0.010063" calcext:value-type="float">
            <text:p>0.010063</text:p>
          </table:table-cell>
          <table:table-cell office:value-type="float" office:value="0.005634" calcext:value-type="float">
            <text:p>0.0056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A6]/[.B6]" office:value-type="float" office:value="1.52946437444102" calcext:value-type="float">
            <text:p>1.53</text:p>
          </table:table-cell>
          <table:table-cell table:formula="of:=[.A6]/[.C6]" office:value-type="float" office:value="2.73180688675896" calcext:value-type="float">
            <text:p>2.73</text:p>
          </table:table-cell>
          <table:table-cell table:formula="of:=[.H6]/[.F6]" office:value-type="float" office:value="0.152946437444102" calcext:value-type="float">
            <text:p>0.15</text:p>
          </table:table-cell>
          <table:table-cell table:formula="of:=[.I6]/[.F6]" office:value-type="float" office:value="0.273180688675896" calcext:value-type="float">
            <text:p>0.27</text:p>
          </table:table-cell>
        </table:table-row>
        <table:table-row table:style-name="ro1">
          <table:table-cell office:value-type="float" office:value="0.015391" calcext:value-type="float">
            <text:p>0.015391</text:p>
          </table:table-cell>
          <table:table-cell office:value-type="float" office:value="0.012183" calcext:value-type="float">
            <text:p>0.012183</text:p>
          </table:table-cell>
          <table:table-cell office:value-type="float" office:value="0.007246" calcext:value-type="float">
            <text:p>0.0072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A7]/[.B7]" office:value-type="float" office:value="1.2633177378314" calcext:value-type="float">
            <text:p>1.26</text:p>
          </table:table-cell>
          <table:table-cell table:formula="of:=[.A7]/[.C7]" office:value-type="float" office:value="2.12406845155948" calcext:value-type="float">
            <text:p>2.12</text:p>
          </table:table-cell>
          <table:table-cell table:formula="of:=[.H7]/[.F7]" office:value-type="float" office:value="0.0789573586144628" calcext:value-type="float">
            <text:p>0.08</text:p>
          </table:table-cell>
          <table:table-cell table:formula="of:=[.I7]/[.F7]" office:value-type="float" office:value="0.132754278222468" calcext:value-type="float">
            <text:p>0.13</text:p>
          </table:table-cell>
        </table:table-row>
        <table:table-row table:style-name="ro1">
          <table:table-cell office:value-type="float" office:value="0.015391" calcext:value-type="float">
            <text:p>0.015391</text:p>
          </table:table-cell>
          <table:table-cell office:value-type="float" office:value="0.020502" calcext:value-type="float">
            <text:p>0.020502</text:p>
          </table:table-cell>
          <table:table-cell office:value-type="float" office:value="0.008507" calcext:value-type="float">
            <text:p>0.0085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[.A8]/[.B8]" office:value-type="float" office:value="0.750707248073359" calcext:value-type="float">
            <text:p>0.75</text:p>
          </table:table-cell>
          <table:table-cell table:formula="of:=[.A8]/[.C8]" office:value-type="float" office:value="1.80921593981427" calcext:value-type="float">
            <text:p>1.81</text:p>
          </table:table-cell>
          <table:table-cell table:formula="of:=[.H8]/[.F8]" office:value-type="float" office:value="0.0234596015022925" calcext:value-type="float">
            <text:p>0.02</text:p>
          </table:table-cell>
          <table:table-cell table:formula="of:=[.I8]/[.F8]" office:value-type="float" office:value="0.056537998119196" calcext:value-type="float">
            <text:p>0.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35257" calcext:value-type="float">
            <text:p>0.035257</text:p>
          </table:table-cell>
          <table:table-cell office:value-type="float" office:value="0.022635" calcext:value-type="float">
            <text:p>0.022635</text:p>
          </table:table-cell>
          <table:table-cell office:value-type="float" office:value="0.025153" calcext:value-type="float">
            <text:p>0.025153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/[.B10]" office:value-type="float" office:value="1.5576319858626" calcext:value-type="float">
            <text:p>1.56</text:p>
          </table:table-cell>
          <table:table-cell table:formula="of:=[.A10]/[.C10]" office:value-type="float" office:value="1.40170158629189" calcext:value-type="float">
            <text:p>1.40</text:p>
          </table:table-cell>
          <table:table-cell table:formula="of:=[.H10]/[.F10]" office:value-type="float" office:value="0.778815992931301" calcext:value-type="float">
            <text:p>0.78</text:p>
          </table:table-cell>
          <table:table-cell table:formula="of:=[.I10]/[.F10]" office:value-type="float" office:value="0.700850793145947" calcext:value-type="float">
            <text:p>0.70</text:p>
          </table:table-cell>
        </table:table-row>
        <table:table-row table:style-name="ro1">
          <table:table-cell office:value-type="float" office:value="0.035257" calcext:value-type="float">
            <text:p>0.035257</text:p>
          </table:table-cell>
          <table:table-cell office:value-type="float" office:value="0.017695" calcext:value-type="float">
            <text:p>0.017695</text:p>
          </table:table-cell>
          <table:table-cell office:value-type="float" office:value="0.014711" calcext:value-type="float">
            <text:p>0.0147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A11]/[.B11]" office:value-type="float" office:value="1.99248375247245" calcext:value-type="float">
            <text:p>1.99</text:p>
          </table:table-cell>
          <table:table-cell table:formula="of:=[.A11]/[.C11]" office:value-type="float" office:value="2.39664196859493" calcext:value-type="float">
            <text:p>2.40</text:p>
          </table:table-cell>
          <table:table-cell table:formula="of:=[.H11]/[.F11]" office:value-type="float" office:value="0.66416125082415" calcext:value-type="float">
            <text:p>0.66</text:p>
          </table:table-cell>
          <table:table-cell table:formula="of:=[.I11]/[.F11]" office:value-type="float" office:value="0.79888065619831" calcext:value-type="float">
            <text:p>0.80</text:p>
          </table:table-cell>
        </table:table-row>
        <table:table-row table:style-name="ro1">
          <table:table-cell office:value-type="float" office:value="0.035257" calcext:value-type="float">
            <text:p>0.035257</text:p>
          </table:table-cell>
          <table:table-cell office:value-type="float" office:value="0.017021" calcext:value-type="float">
            <text:p>0.017021</text:p>
          </table:table-cell>
          <table:table-cell office:value-type="float" office:value="0.014769" calcext:value-type="float">
            <text:p>0.0147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A12]/[.B12]" office:value-type="float" office:value="2.07138240996416" calcext:value-type="float">
            <text:p>2.07</text:p>
          </table:table-cell>
          <table:table-cell table:formula="of:=[.A12]/[.C12]" office:value-type="float" office:value="2.38723000880222" calcext:value-type="float">
            <text:p>2.39</text:p>
          </table:table-cell>
          <table:table-cell table:formula="of:=[.H12]/[.F12]" office:value-type="float" office:value="0.414276481992832" calcext:value-type="float">
            <text:p>0.41</text:p>
          </table:table-cell>
          <table:table-cell table:formula="of:=[.I12]/[.F12]" office:value-type="float" office:value="0.477446001760444" calcext:value-type="float">
            <text:p>0.48</text:p>
          </table:table-cell>
        </table:table-row>
        <table:table-row table:style-name="ro1">
          <table:table-cell office:value-type="float" office:value="0.035257" calcext:value-type="float">
            <text:p>0.035257</text:p>
          </table:table-cell>
          <table:table-cell office:value-type="float" office:value="0.015456" calcext:value-type="float">
            <text:p>0.015456</text:p>
          </table:table-cell>
          <table:table-cell office:value-type="float" office:value="0.012346" calcext:value-type="float">
            <text:p>0.01234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A13]/[.B13]" office:value-type="float" office:value="2.28112060041408" calcext:value-type="float">
            <text:p>2.28</text:p>
          </table:table-cell>
          <table:table-cell table:formula="of:=[.A13]/[.C13]" office:value-type="float" office:value="2.85574275068848" calcext:value-type="float">
            <text:p>2.86</text:p>
          </table:table-cell>
          <table:table-cell table:formula="of:=[.H13]/[.F13]" office:value-type="float" office:value="0.38018676673568" calcext:value-type="float">
            <text:p>0.38</text:p>
          </table:table-cell>
          <table:table-cell table:formula="of:=[.I13]/[.F13]" office:value-type="float" office:value="0.475957125114747" calcext:value-type="float">
            <text:p>0.48</text:p>
          </table:table-cell>
        </table:table-row>
        <table:table-row table:style-name="ro1">
          <table:table-cell office:value-type="float" office:value="0.035257" calcext:value-type="float">
            <text:p>0.035257</text:p>
          </table:table-cell>
          <table:table-cell office:value-type="float" office:value="0.020603" calcext:value-type="float">
            <text:p>0.020603</text:p>
          </table:table-cell>
          <table:table-cell office:value-type="float" office:value="0.012921" calcext:value-type="float">
            <text:p>0.0129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A14]/[.B14]" office:value-type="float" office:value="1.71125564238218" calcext:value-type="float">
            <text:p>1.71</text:p>
          </table:table-cell>
          <table:table-cell table:formula="of:=[.A14]/[.C14]" office:value-type="float" office:value="2.72865877254082" calcext:value-type="float">
            <text:p>2.73</text:p>
          </table:table-cell>
          <table:table-cell table:formula="of:=[.H14]/[.F14]" office:value-type="float" office:value="0.171125564238218" calcext:value-type="float">
            <text:p>0.17</text:p>
          </table:table-cell>
          <table:table-cell table:formula="of:=[.I14]/[.F14]" office:value-type="float" office:value="0.272865877254082" calcext:value-type="float">
            <text:p>0.27</text:p>
          </table:table-cell>
        </table:table-row>
        <table:table-row table:style-name="ro1">
          <table:table-cell office:value-type="float" office:value="0.035257" calcext:value-type="float">
            <text:p>0.035257</text:p>
          </table:table-cell>
          <table:table-cell office:value-type="float" office:value="0.017846" calcext:value-type="float">
            <text:p>0.017846</text:p>
          </table:table-cell>
          <table:table-cell office:value-type="float" office:value="0.013222" calcext:value-type="float">
            <text:p>0.0132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A15]/[.B15]" office:value-type="float" office:value="1.97562478986888" calcext:value-type="float">
            <text:p>1.98</text:p>
          </table:table-cell>
          <table:table-cell table:formula="of:=[.A15]/[.C15]" office:value-type="float" office:value="2.66654061412797" calcext:value-type="float">
            <text:p>2.67</text:p>
          </table:table-cell>
          <table:table-cell table:formula="of:=[.H15]/[.F15]" office:value-type="float" office:value="0.123476549366805" calcext:value-type="float">
            <text:p>0.12</text:p>
          </table:table-cell>
          <table:table-cell table:formula="of:=[.I15]/[.F15]" office:value-type="float" office:value="0.166658788382998" calcext:value-type="float">
            <text:p>0.17</text:p>
          </table:table-cell>
        </table:table-row>
        <table:table-row table:style-name="ro1">
          <table:table-cell office:value-type="float" office:value="0.035257" calcext:value-type="float">
            <text:p>0.035257</text:p>
          </table:table-cell>
          <table:table-cell office:value-type="float" office:value="0.022493" calcext:value-type="float">
            <text:p>0.022493</text:p>
          </table:table-cell>
          <table:table-cell office:value-type="float" office:value="0.014818" calcext:value-type="float">
            <text:p>0.01481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[.A16]/[.B16]" office:value-type="float" office:value="1.56746543369048" calcext:value-type="float">
            <text:p>1.57</text:p>
          </table:table-cell>
          <table:table-cell table:formula="of:=[.A16]/[.C16]" office:value-type="float" office:value="2.3793359427723" calcext:value-type="float">
            <text:p>2.38</text:p>
          </table:table-cell>
          <table:table-cell table:formula="of:=[.H16]/[.F16]" office:value-type="float" office:value="0.0489832948028275" calcext:value-type="float">
            <text:p>0.05</text:p>
          </table:table-cell>
          <table:table-cell table:formula="of:=[.I16]/[.F16]" office:value-type="float" office:value="0.0743542482116345" calcext:value-type="float">
            <text:p>0.0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76753" calcext:value-type="float">
            <text:p>0.176753</text:p>
          </table:table-cell>
          <table:table-cell office:value-type="float" office:value="0.10869" calcext:value-type="float">
            <text:p>0.10869</text:p>
          </table:table-cell>
          <table:table-cell office:value-type="float" office:value="0.09988" calcext:value-type="float">
            <text:p>0.09988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8]/[.B18]" office:value-type="float" office:value="1.62621216303248" calcext:value-type="float">
            <text:p>1.63</text:p>
          </table:table-cell>
          <table:table-cell table:formula="of:=[.A18]/[.C18]" office:value-type="float" office:value="1.76965358430116" calcext:value-type="float">
            <text:p>1.77</text:p>
          </table:table-cell>
          <table:table-cell table:formula="of:=[.H18]/[.F18]" office:value-type="float" office:value="0.813106081516239" calcext:value-type="float">
            <text:p>0.81</text:p>
          </table:table-cell>
          <table:table-cell table:formula="of:=[.I18]/[.F18]" office:value-type="float" office:value="0.884826792150581" calcext:value-type="float">
            <text:p>0.88</text:p>
          </table:table-cell>
        </table:table-row>
        <table:table-row table:style-name="ro1">
          <table:table-cell office:value-type="float" office:value="0.176753" calcext:value-type="float">
            <text:p>0.176753</text:p>
          </table:table-cell>
          <table:table-cell office:value-type="float" office:value="0.08015" calcext:value-type="float">
            <text:p>0.08015</text:p>
          </table:table-cell>
          <table:table-cell office:value-type="float" office:value="0.073559" calcext:value-type="float">
            <text:p>0.0735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A19]/[.B19]" office:value-type="float" office:value="2.20527760449158" calcext:value-type="float">
            <text:p>2.21</text:p>
          </table:table-cell>
          <table:table-cell table:formula="of:=[.A19]/[.C19]" office:value-type="float" office:value="2.40287388354926" calcext:value-type="float">
            <text:p>2.40</text:p>
          </table:table-cell>
          <table:table-cell table:formula="of:=[.H19]/[.F19]" office:value-type="float" office:value="0.735092534830526" calcext:value-type="float">
            <text:p>0.74</text:p>
          </table:table-cell>
          <table:table-cell table:formula="of:=[.I19]/[.F19]" office:value-type="float" office:value="0.800957961183086" calcext:value-type="float">
            <text:p>0.80</text:p>
          </table:table-cell>
        </table:table-row>
        <table:table-row table:style-name="ro1">
          <table:table-cell office:value-type="float" office:value="0.176753" calcext:value-type="float">
            <text:p>0.176753</text:p>
          </table:table-cell>
          <table:table-cell office:value-type="float" office:value="0.084238" calcext:value-type="float">
            <text:p>0.084238</text:p>
          </table:table-cell>
          <table:table-cell office:value-type="float" office:value="0.072313" calcext:value-type="float">
            <text:p>0.0723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A20]/[.B20]" office:value-type="float" office:value="2.09825731854982" calcext:value-type="float">
            <text:p>2.10</text:p>
          </table:table-cell>
          <table:table-cell table:formula="of:=[.A20]/[.C20]" office:value-type="float" office:value="2.44427696264849" calcext:value-type="float">
            <text:p>2.44</text:p>
          </table:table-cell>
          <table:table-cell table:formula="of:=[.H20]/[.F20]" office:value-type="float" office:value="0.419651463709965" calcext:value-type="float">
            <text:p>0.42</text:p>
          </table:table-cell>
          <table:table-cell table:formula="of:=[.I20]/[.F20]" office:value-type="float" office:value="0.488855392529697" calcext:value-type="float">
            <text:p>0.49</text:p>
          </table:table-cell>
        </table:table-row>
        <table:table-row table:style-name="ro1">
          <table:table-cell office:value-type="float" office:value="0.176753" calcext:value-type="float">
            <text:p>0.176753</text:p>
          </table:table-cell>
          <table:table-cell office:value-type="float" office:value="0.071115" calcext:value-type="float">
            <text:p>0.071115</text:p>
          </table:table-cell>
          <table:table-cell office:value-type="float" office:value="0.070171" calcext:value-type="float">
            <text:p>0.0701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A21]/[.B21]" office:value-type="float" office:value="2.48545313928145" calcext:value-type="float">
            <text:p>2.49</text:p>
          </table:table-cell>
          <table:table-cell table:formula="of:=[.A21]/[.C21]" office:value-type="float" office:value="2.51888956976529" calcext:value-type="float">
            <text:p>2.52</text:p>
          </table:table-cell>
          <table:table-cell table:formula="of:=[.H21]/[.F21]" office:value-type="float" office:value="0.414242189880241" calcext:value-type="float">
            <text:p>0.41</text:p>
          </table:table-cell>
          <table:table-cell table:formula="of:=[.I21]/[.F21]" office:value-type="float" office:value="0.419814928294215" calcext:value-type="float">
            <text:p>0.42</text:p>
          </table:table-cell>
        </table:table-row>
        <table:table-row table:style-name="ro1">
          <table:table-cell office:value-type="float" office:value="0.176753" calcext:value-type="float">
            <text:p>0.176753</text:p>
          </table:table-cell>
          <table:table-cell office:value-type="float" office:value="0.084359" calcext:value-type="float">
            <text:p>0.084359</text:p>
          </table:table-cell>
          <table:table-cell office:value-type="float" office:value="0.065469" calcext:value-type="float">
            <text:p>0.0654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A22]/[.B22]" office:value-type="float" office:value="2.09524769141408" calcext:value-type="float">
            <text:p>2.10</text:p>
          </table:table-cell>
          <table:table-cell table:formula="of:=[.A22]/[.C22]" office:value-type="float" office:value="2.69979685041775" calcext:value-type="float">
            <text:p>2.70</text:p>
          </table:table-cell>
          <table:table-cell table:formula="of:=[.H22]/[.F22]" office:value-type="float" office:value="0.209524769141408" calcext:value-type="float">
            <text:p>0.21</text:p>
          </table:table-cell>
          <table:table-cell table:formula="of:=[.I22]/[.F22]" office:value-type="float" office:value="0.269979685041775" calcext:value-type="float">
            <text:p>0.27</text:p>
          </table:table-cell>
        </table:table-row>
        <table:table-row table:style-name="ro1">
          <table:table-cell office:value-type="float" office:value="0.176753" calcext:value-type="float">
            <text:p>0.176753</text:p>
          </table:table-cell>
          <table:table-cell office:value-type="float" office:value="0.091124" calcext:value-type="float">
            <text:p>0.091124</text:p>
          </table:table-cell>
          <table:table-cell office:value-type="float" office:value="0.062167" calcext:value-type="float">
            <text:p>0.0621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A23]/[.B23]" office:value-type="float" office:value="1.93969755498003" calcext:value-type="float">
            <text:p>1.94</text:p>
          </table:table-cell>
          <table:table-cell table:formula="of:=[.A23]/[.C23]" office:value-type="float" office:value="2.84319655122493" calcext:value-type="float">
            <text:p>2.84</text:p>
          </table:table-cell>
          <table:table-cell table:formula="of:=[.H23]/[.F23]" office:value-type="float" office:value="0.121231097186252" calcext:value-type="float">
            <text:p>0.12</text:p>
          </table:table-cell>
          <table:table-cell table:formula="of:=[.I23]/[.F23]" office:value-type="float" office:value="0.177699784451558" calcext:value-type="float">
            <text:p>0.18</text:p>
          </table:table-cell>
        </table:table-row>
        <table:table-row table:style-name="ro1">
          <table:table-cell office:value-type="float" office:value="0.176753" calcext:value-type="float">
            <text:p>0.176753</text:p>
          </table:table-cell>
          <table:table-cell office:value-type="float" office:value="0.078854" calcext:value-type="float">
            <text:p>0.078854</text:p>
          </table:table-cell>
          <table:table-cell office:value-type="float" office:value="0.064061" calcext:value-type="float">
            <text:p>0.0640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[.A24]/[.B24]" office:value-type="float" office:value="2.24152230704847" calcext:value-type="float">
            <text:p>2.24</text:p>
          </table:table-cell>
          <table:table-cell table:formula="of:=[.A24]/[.C24]" office:value-type="float" office:value="2.75913582366807" calcext:value-type="float">
            <text:p>2.76</text:p>
          </table:table-cell>
          <table:table-cell table:formula="of:=[.H24]/[.F24]" office:value-type="float" office:value="0.0700475720952647" calcext:value-type="float">
            <text:p>0.07</text:p>
          </table:table-cell>
          <table:table-cell table:formula="of:=[.I24]/[.F24]" office:value-type="float" office:value="0.0862229944896271" calcext:value-type="float">
            <text:p>0.0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08544" calcext:value-type="float">
            <text:p>0.308544</text:p>
          </table:table-cell>
          <table:table-cell office:value-type="float" office:value="0.182184" calcext:value-type="float">
            <text:p>0.182184</text:p>
          </table:table-cell>
          <table:table-cell office:value-type="float" office:value="0.173858" calcext:value-type="float">
            <text:p>0.173858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]/[.B26]" office:value-type="float" office:value="1.69358450796996" calcext:value-type="float">
            <text:p>1.69</text:p>
          </table:table-cell>
          <table:table-cell table:formula="of:=[.A26]/[.C26]" office:value-type="float" office:value="1.77468968928666" calcext:value-type="float">
            <text:p>1.77</text:p>
          </table:table-cell>
          <table:table-cell table:formula="of:=[.H26]/[.F26]" office:value-type="float" office:value="0.846792253984982" calcext:value-type="float">
            <text:p>0.85</text:p>
          </table:table-cell>
          <table:table-cell table:formula="of:=[.I26]/[.F26]" office:value-type="float" office:value="0.88734484464333" calcext:value-type="float">
            <text:p>0.89</text:p>
          </table:table-cell>
        </table:table-row>
        <table:table-row table:style-name="ro1">
          <table:table-cell office:value-type="float" office:value="0.308544" calcext:value-type="float">
            <text:p>0.308544</text:p>
          </table:table-cell>
          <table:table-cell office:value-type="float" office:value="0.131165" calcext:value-type="float">
            <text:p>0.131165</text:p>
          </table:table-cell>
          <table:table-cell office:value-type="float" office:value="0.142905" calcext:value-type="float">
            <text:p>0.1429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A27]/[.B27]" office:value-type="float" office:value="2.3523348454237" calcext:value-type="float">
            <text:p>2.35</text:p>
          </table:table-cell>
          <table:table-cell table:formula="of:=[.A27]/[.C27]" office:value-type="float" office:value="2.15908470662328" calcext:value-type="float">
            <text:p>2.16</text:p>
          </table:table-cell>
          <table:table-cell table:formula="of:=[.H27]/[.F27]" office:value-type="float" office:value="0.784111615141234" calcext:value-type="float">
            <text:p>0.78</text:p>
          </table:table-cell>
          <table:table-cell table:formula="of:=[.I27]/[.F27]" office:value-type="float" office:value="0.71969490220776" calcext:value-type="float">
            <text:p>0.72</text:p>
          </table:table-cell>
        </table:table-row>
        <table:table-row table:style-name="ro1">
          <table:table-cell office:value-type="float" office:value="0.308544" calcext:value-type="float">
            <text:p>0.308544</text:p>
          </table:table-cell>
          <table:table-cell office:value-type="float" office:value="0.135749" calcext:value-type="float">
            <text:p>0.135749</text:p>
          </table:table-cell>
          <table:table-cell office:value-type="float" office:value="0.124454" calcext:value-type="float">
            <text:p>0.1244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A28]/[.B28]" office:value-type="float" office:value="2.27290072118395" calcext:value-type="float">
            <text:p>2.27</text:p>
          </table:table-cell>
          <table:table-cell table:formula="of:=[.A28]/[.C28]" office:value-type="float" office:value="2.47918106288267" calcext:value-type="float">
            <text:p>2.48</text:p>
          </table:table-cell>
          <table:table-cell table:formula="of:=[.H28]/[.F28]" office:value-type="float" office:value="0.45458014423679" calcext:value-type="float">
            <text:p>0.45</text:p>
          </table:table-cell>
          <table:table-cell table:formula="of:=[.I28]/[.F28]" office:value-type="float" office:value="0.495836212576534" calcext:value-type="float">
            <text:p>0.50</text:p>
          </table:table-cell>
        </table:table-row>
        <table:table-row table:style-name="ro1">
          <table:table-cell office:value-type="float" office:value="0.308544" calcext:value-type="float">
            <text:p>0.308544</text:p>
          </table:table-cell>
          <table:table-cell office:value-type="float" office:value="0.133302" calcext:value-type="float">
            <text:p>0.133302</text:p>
          </table:table-cell>
          <table:table-cell office:value-type="float" office:value="0.109618" calcext:value-type="float">
            <text:p>0.1096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A29]/[.B29]" office:value-type="float" office:value="2.31462393662511" calcext:value-type="float">
            <text:p>2.31</text:p>
          </table:table-cell>
          <table:table-cell table:formula="of:=[.A29]/[.C29]" office:value-type="float" office:value="2.81472021018446" calcext:value-type="float">
            <text:p>2.81</text:p>
          </table:table-cell>
          <table:table-cell table:formula="of:=[.H29]/[.F29]" office:value-type="float" office:value="0.385770656104184" calcext:value-type="float">
            <text:p>0.39</text:p>
          </table:table-cell>
          <table:table-cell table:formula="of:=[.I29]/[.F29]" office:value-type="float" office:value="0.469120035030743" calcext:value-type="float">
            <text:p>0.47</text:p>
          </table:table-cell>
        </table:table-row>
        <table:table-row table:style-name="ro1">
          <table:table-cell office:value-type="float" office:value="0.308544" calcext:value-type="float">
            <text:p>0.308544</text:p>
          </table:table-cell>
          <table:table-cell office:value-type="float" office:value="0.119037" calcext:value-type="float">
            <text:p>0.119037</text:p>
          </table:table-cell>
          <table:table-cell office:value-type="float" office:value="0.11936" calcext:value-type="float">
            <text:p>0.119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A30]/[.B30]" office:value-type="float" office:value="2.59200080647194" calcext:value-type="float">
            <text:p>2.59</text:p>
          </table:table-cell>
          <table:table-cell table:formula="of:=[.A30]/[.C30]" office:value-type="float" office:value="2.58498659517426" calcext:value-type="float">
            <text:p>2.58</text:p>
          </table:table-cell>
          <table:table-cell table:formula="of:=[.H30]/[.F30]" office:value-type="float" office:value="0.259200080647194" calcext:value-type="float">
            <text:p>0.26</text:p>
          </table:table-cell>
          <table:table-cell table:formula="of:=[.I30]/[.F30]" office:value-type="float" office:value="0.258498659517426" calcext:value-type="float">
            <text:p>0.26</text:p>
          </table:table-cell>
        </table:table-row>
        <table:table-row table:style-name="ro1">
          <table:table-cell office:value-type="float" office:value="0.308544" calcext:value-type="float">
            <text:p>0.308544</text:p>
          </table:table-cell>
          <table:table-cell office:value-type="float" office:value="0.117756" calcext:value-type="float">
            <text:p>0.117756</text:p>
          </table:table-cell>
          <table:table-cell office:value-type="float" office:value="0.095626" calcext:value-type="float">
            <text:p>0.0956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A31]/[.B31]" office:value-type="float" office:value="2.62019769693264" calcext:value-type="float">
            <text:p>2.62</text:p>
          </table:table-cell>
          <table:table-cell table:formula="of:=[.A31]/[.C31]" office:value-type="float" office:value="3.22657017965825" calcext:value-type="float">
            <text:p>3.23</text:p>
          </table:table-cell>
          <table:table-cell table:formula="of:=[.H31]/[.F31]" office:value-type="float" office:value="0.16376235605829" calcext:value-type="float">
            <text:p>0.16</text:p>
          </table:table-cell>
          <table:table-cell table:formula="of:=[.I31]/[.F31]" office:value-type="float" office:value="0.201660636228641" calcext:value-type="float">
            <text:p>0.20</text:p>
          </table:table-cell>
        </table:table-row>
        <table:table-row table:style-name="ro1">
          <table:table-cell office:value-type="float" office:value="0.308544" calcext:value-type="float">
            <text:p>0.308544</text:p>
          </table:table-cell>
          <table:table-cell office:value-type="float" office:value="0.12631" calcext:value-type="float">
            <text:p>0.12631</text:p>
          </table:table-cell>
          <table:table-cell office:value-type="float" office:value="0.096727" calcext:value-type="float">
            <text:p>0.0967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[.A32]/[.B32]" office:value-type="float" office:value="2.44275195946481" calcext:value-type="float">
            <text:p>2.44</text:p>
          </table:table-cell>
          <table:table-cell table:formula="of:=[.A32]/[.C32]" office:value-type="float" office:value="3.18984358038603" calcext:value-type="float">
            <text:p>3.19</text:p>
          </table:table-cell>
          <table:table-cell table:formula="of:=[.H32]/[.F32]" office:value-type="float" office:value="0.0763359987332753" calcext:value-type="float">
            <text:p>0.08</text:p>
          </table:table-cell>
          <table:table-cell table:formula="of:=[.I32]/[.F32]" office:value-type="float" office:value="0.0996826118870636" calcext:value-type="float">
            <text:p>0.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85958" calcext:value-type="float">
            <text:p>0.485958</text:p>
          </table:table-cell>
          <table:table-cell office:value-type="float" office:value="0.272338" calcext:value-type="float">
            <text:p>0.272338</text:p>
          </table:table-cell>
          <table:table-cell office:value-type="float" office:value="0.276794" calcext:value-type="float">
            <text:p>0.2767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4]/[.B34]" office:value-type="float" office:value="1.78439292349948" calcext:value-type="float">
            <text:p>1.78</text:p>
          </table:table-cell>
          <table:table-cell table:formula="of:=[.A34]/[.C34]" office:value-type="float" office:value="1.7556666690752" calcext:value-type="float">
            <text:p>1.76</text:p>
          </table:table-cell>
          <table:table-cell table:formula="of:=[.H34]/[.F34]" office:value-type="float" office:value="0.892196461749738" calcext:value-type="float">
            <text:p>0.89</text:p>
          </table:table-cell>
          <table:table-cell table:formula="of:=[.I34]/[.F34]" office:value-type="float" office:value="0.877833334537598" calcext:value-type="float">
            <text:p>0.88</text:p>
          </table:table-cell>
        </table:table-row>
        <table:table-row table:style-name="ro1">
          <table:table-cell office:value-type="float" office:value="0.485958" calcext:value-type="float">
            <text:p>0.485958</text:p>
          </table:table-cell>
          <table:table-cell office:value-type="float" office:value="0.199831" calcext:value-type="float">
            <text:p>0.199831</text:p>
          </table:table-cell>
          <table:table-cell office:value-type="float" office:value="0.190603" calcext:value-type="float">
            <text:p>0.190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A35]/[.B35]" office:value-type="float" office:value="2.43184490894806" calcext:value-type="float">
            <text:p>2.43</text:p>
          </table:table-cell>
          <table:table-cell table:formula="of:=[.A35]/[.C35]" office:value-type="float" office:value="2.54958211570647" calcext:value-type="float">
            <text:p>2.55</text:p>
          </table:table-cell>
          <table:table-cell table:formula="of:=[.H35]/[.F35]" office:value-type="float" office:value="0.810614969649354" calcext:value-type="float">
            <text:p>0.81</text:p>
          </table:table-cell>
          <table:table-cell table:formula="of:=[.I35]/[.F35]" office:value-type="float" office:value="0.84986070523549" calcext:value-type="float">
            <text:p>0.85</text:p>
          </table:table-cell>
        </table:table-row>
        <table:table-row table:style-name="ro1">
          <table:table-cell office:value-type="float" office:value="0.485958" calcext:value-type="float">
            <text:p>0.485958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0.189939" calcext:value-type="float">
            <text:p>0.1899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A36]/[.B36]" office:value-type="float" office:value="2.42966851657417" calcext:value-type="float">
            <text:p>2.43</text:p>
          </table:table-cell>
          <table:table-cell table:formula="of:=[.A36]/[.C36]" office:value-type="float" office:value="2.55849509579391" calcext:value-type="float">
            <text:p>2.56</text:p>
          </table:table-cell>
          <table:table-cell table:formula="of:=[.H36]/[.F36]" office:value-type="float" office:value="0.485933703314834" calcext:value-type="float">
            <text:p>0.49</text:p>
          </table:table-cell>
          <table:table-cell table:formula="of:=[.I36]/[.F36]" office:value-type="float" office:value="0.511699019158783" calcext:value-type="float">
            <text:p>0.51</text:p>
          </table:table-cell>
        </table:table-row>
        <table:table-row table:style-name="ro1">
          <table:table-cell office:value-type="float" office:value="0.485958" calcext:value-type="float">
            <text:p>0.485958</text:p>
          </table:table-cell>
          <table:table-cell office:value-type="float" office:value="0.180834" calcext:value-type="float">
            <text:p>0.180834</text:p>
          </table:table-cell>
          <table:table-cell office:value-type="float" office:value="0.1828" calcext:value-type="float">
            <text:p>0.18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A37]/[.B37]" office:value-type="float" office:value="2.68731543846843" calcext:value-type="float">
            <text:p>2.69</text:p>
          </table:table-cell>
          <table:table-cell table:formula="of:=[.A37]/[.C37]" office:value-type="float" office:value="2.65841356673961" calcext:value-type="float">
            <text:p>2.66</text:p>
          </table:table-cell>
          <table:table-cell table:formula="of:=[.H37]/[.F37]" office:value-type="float" office:value="0.447885906411405" calcext:value-type="float">
            <text:p>0.45</text:p>
          </table:table-cell>
          <table:table-cell table:formula="of:=[.I37]/[.F37]" office:value-type="float" office:value="0.443068927789934" calcext:value-type="float">
            <text:p>0.44</text:p>
          </table:table-cell>
        </table:table-row>
        <table:table-row table:style-name="ro1">
          <table:table-cell office:value-type="float" office:value="0.485958" calcext:value-type="float">
            <text:p>0.485958</text:p>
          </table:table-cell>
          <table:table-cell office:value-type="float" office:value="0.182817" calcext:value-type="float">
            <text:p>0.182817</text:p>
          </table:table-cell>
          <table:table-cell office:value-type="float" office:value="0.179689" calcext:value-type="float">
            <text:p>0.17968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A38]/[.B38]" office:value-type="float" office:value="2.6581663630844" calcext:value-type="float">
            <text:p>2.66</text:p>
          </table:table-cell>
          <table:table-cell table:formula="of:=[.A38]/[.C38]" office:value-type="float" office:value="2.70443933685423" calcext:value-type="float">
            <text:p>2.70</text:p>
          </table:table-cell>
          <table:table-cell table:formula="of:=[.H38]/[.F38]" office:value-type="float" office:value="0.26581663630844" calcext:value-type="float">
            <text:p>0.27</text:p>
          </table:table-cell>
          <table:table-cell table:formula="of:=[.I38]/[.F38]" office:value-type="float" office:value="0.270443933685423" calcext:value-type="float">
            <text:p>0.27</text:p>
          </table:table-cell>
        </table:table-row>
        <table:table-row table:style-name="ro1">
          <table:table-cell office:value-type="float" office:value="0.485958" calcext:value-type="float">
            <text:p>0.485958</text:p>
          </table:table-cell>
          <table:table-cell office:value-type="float" office:value="0.161181" calcext:value-type="float">
            <text:p>0.161181</text:p>
          </table:table-cell>
          <table:table-cell office:value-type="float" office:value="0.137522" calcext:value-type="float">
            <text:p>0.1375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A39]/[.B39]" office:value-type="float" office:value="3.01498315558285" calcext:value-type="float">
            <text:p>3.01</text:p>
          </table:table-cell>
          <table:table-cell table:formula="of:=[.A39]/[.C39]" office:value-type="float" office:value="3.53367461206207" calcext:value-type="float">
            <text:p>3.53</text:p>
          </table:table-cell>
          <table:table-cell table:formula="of:=[.H39]/[.F39]" office:value-type="float" office:value="0.188436447223928" calcext:value-type="float">
            <text:p>0.19</text:p>
          </table:table-cell>
          <table:table-cell table:formula="of:=[.I39]/[.F39]" office:value-type="float" office:value="0.220854663253879" calcext:value-type="float">
            <text:p>0.22</text:p>
          </table:table-cell>
        </table:table-row>
        <table:table-row table:style-name="ro1">
          <table:table-cell office:value-type="float" office:value="0.485958" calcext:value-type="float">
            <text:p>0.485958</text:p>
          </table:table-cell>
          <table:table-cell office:value-type="float" office:value="0.160516" calcext:value-type="float">
            <text:p>0.160516</text:p>
          </table:table-cell>
          <table:table-cell office:value-type="float" office:value="0.14205" calcext:value-type="float">
            <text:p>0.1420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[.A40]/[.B40]" office:value-type="float" office:value="3.0274738966832" calcext:value-type="float">
            <text:p>3.03</text:p>
          </table:table-cell>
          <table:table-cell table:formula="of:=[.A40]/[.C40]" office:value-type="float" office:value="3.4210348468849" calcext:value-type="float">
            <text:p>3.42</text:p>
          </table:table-cell>
          <table:table-cell table:formula="of:=[.H40]/[.F40]" office:value-type="float" office:value="0.0946085592713499" calcext:value-type="float">
            <text:p>0.09</text:p>
          </table:table-cell>
          <table:table-cell table:formula="of:=[.I40]/[.F40]" office:value-type="float" office:value="0.106907338965153" calcext:value-type="float">
            <text:p>0.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.880221" calcext:value-type="float">
            <text:p>2.880221</text:p>
          </table:table-cell>
          <table:table-cell office:value-type="float" office:value="1.55288" calcext:value-type="float">
            <text:p>1.55288</text:p>
          </table:table-cell>
          <table:table-cell office:value-type="float" office:value="1.610995" calcext:value-type="float">
            <text:p>1.610995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2]/[.B42]" office:value-type="float" office:value="1.8547608314873" calcext:value-type="float">
            <text:p>1.85</text:p>
          </table:table-cell>
          <table:table-cell table:formula="of:=[.A42]/[.C42]" office:value-type="float" office:value="1.78785222797091" calcext:value-type="float">
            <text:p>1.79</text:p>
          </table:table-cell>
          <table:table-cell table:formula="of:=[.H42]/[.F42]" office:value-type="float" office:value="0.92738041574365" calcext:value-type="float">
            <text:p>0.93</text:p>
          </table:table-cell>
          <table:table-cell table:formula="of:=[.I42]/[.F42]" office:value-type="float" office:value="0.893926113985456" calcext:value-type="float">
            <text:p>0.89</text:p>
          </table:table-cell>
        </table:table-row>
        <table:table-row table:style-name="ro1">
          <table:table-cell office:value-type="float" office:value="2.880221" calcext:value-type="float">
            <text:p>2.880221</text:p>
          </table:table-cell>
          <table:table-cell office:value-type="float" office:value="1.11459" calcext:value-type="float">
            <text:p>1.11459</text:p>
          </table:table-cell>
          <table:table-cell office:value-type="float" office:value="1.120355" calcext:value-type="float">
            <text:p>1.1203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A43]/[.B43]" office:value-type="float" office:value="2.58410805767143" calcext:value-type="float">
            <text:p>2.58</text:p>
          </table:table-cell>
          <table:table-cell table:formula="of:=[.A43]/[.C43]" office:value-type="float" office:value="2.57081103757291" calcext:value-type="float">
            <text:p>2.57</text:p>
          </table:table-cell>
          <table:table-cell table:formula="of:=[.H43]/[.F43]" office:value-type="float" office:value="0.861369352557143" calcext:value-type="float">
            <text:p>0.86</text:p>
          </table:table-cell>
          <table:table-cell table:formula="of:=[.I43]/[.F43]" office:value-type="float" office:value="0.856937012524304" calcext:value-type="float">
            <text:p>0.86</text:p>
          </table:table-cell>
        </table:table-row>
        <table:table-row table:style-name="ro1">
          <table:table-cell office:value-type="float" office:value="2.880221" calcext:value-type="float">
            <text:p>2.880221</text:p>
          </table:table-cell>
          <table:table-cell office:value-type="float" office:value="1.136498" calcext:value-type="float">
            <text:p>1.136498</text:p>
          </table:table-cell>
          <table:table-cell office:value-type="float" office:value="1.107502" calcext:value-type="float">
            <text:p>1.1075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A44]/[.B44]" office:value-type="float" office:value="2.53429482497989" calcext:value-type="float">
            <text:p>2.53</text:p>
          </table:table-cell>
          <table:table-cell table:formula="of:=[.A44]/[.C44]" office:value-type="float" office:value="2.60064631937459" calcext:value-type="float">
            <text:p>2.60</text:p>
          </table:table-cell>
          <table:table-cell table:formula="of:=[.H44]/[.F44]" office:value-type="float" office:value="0.506858964995979" calcext:value-type="float">
            <text:p>0.51</text:p>
          </table:table-cell>
          <table:table-cell table:formula="of:=[.I44]/[.F44]" office:value-type="float" office:value="0.520129263874918" calcext:value-type="float">
            <text:p>0.52</text:p>
          </table:table-cell>
        </table:table-row>
        <table:table-row table:style-name="ro1">
          <table:table-cell office:value-type="float" office:value="2.880221" calcext:value-type="float">
            <text:p>2.880221</text:p>
          </table:table-cell>
          <table:table-cell office:value-type="float" office:value="1.038231" calcext:value-type="float">
            <text:p>1.038231</text:p>
          </table:table-cell>
          <table:table-cell office:value-type="float" office:value="1.008255" calcext:value-type="float">
            <text:p>1.0082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A45]/[.B45]" office:value-type="float" office:value="2.77416201211484" calcext:value-type="float">
            <text:p>2.77</text:p>
          </table:table-cell>
          <table:table-cell table:formula="of:=[.A45]/[.C45]" office:value-type="float" office:value="2.85663944141115" calcext:value-type="float">
            <text:p>2.86</text:p>
          </table:table-cell>
          <table:table-cell table:formula="of:=[.H45]/[.F45]" office:value-type="float" office:value="0.462360335352473" calcext:value-type="float">
            <text:p>0.46</text:p>
          </table:table-cell>
          <table:table-cell table:formula="of:=[.I45]/[.F45]" office:value-type="float" office:value="0.476106573568525" calcext:value-type="float">
            <text:p>0.48</text:p>
          </table:table-cell>
        </table:table-row>
        <table:table-row table:style-name="ro1">
          <table:table-cell office:value-type="float" office:value="2.880221" calcext:value-type="float">
            <text:p>2.880221</text:p>
          </table:table-cell>
          <table:table-cell office:value-type="float" office:value="1.02248" calcext:value-type="float">
            <text:p>1.02248</text:p>
          </table:table-cell>
          <table:table-cell office:value-type="float" office:value="0.941421" calcext:value-type="float">
            <text:p>0.9414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A46]/[.B46]" office:value-type="float" office:value="2.81689715202253" calcext:value-type="float">
            <text:p>2.82</text:p>
          </table:table-cell>
          <table:table-cell table:formula="of:=[.A46]/[.C46]" office:value-type="float" office:value="3.05943993176273" calcext:value-type="float">
            <text:p>3.06</text:p>
          </table:table-cell>
          <table:table-cell table:formula="of:=[.H46]/[.F46]" office:value-type="float" office:value="0.281689715202253" calcext:value-type="float">
            <text:p>0.28</text:p>
          </table:table-cell>
          <table:table-cell table:formula="of:=[.I46]/[.F46]" office:value-type="float" office:value="0.305943993176273" calcext:value-type="float">
            <text:p>0.31</text:p>
          </table:table-cell>
        </table:table-row>
        <table:table-row table:style-name="ro1">
          <table:table-cell office:value-type="float" office:value="2.880221" calcext:value-type="float">
            <text:p>2.880221</text:p>
          </table:table-cell>
          <table:table-cell office:value-type="float" office:value="1.056614" calcext:value-type="float">
            <text:p>1.056614</text:p>
          </table:table-cell>
          <table:table-cell office:value-type="float" office:value="0.935824" calcext:value-type="float">
            <text:p>0.9358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A47]/[.B47]" office:value-type="float" office:value="2.72589706363913" calcext:value-type="float">
            <text:p>2.73</text:p>
          </table:table-cell>
          <table:table-cell table:formula="of:=[.A47]/[.C47]" office:value-type="float" office:value="3.0777379079827" calcext:value-type="float">
            <text:p>3.08</text:p>
          </table:table-cell>
          <table:table-cell table:formula="of:=[.H47]/[.F47]" office:value-type="float" office:value="0.170368566477446" calcext:value-type="float">
            <text:p>0.17</text:p>
          </table:table-cell>
          <table:table-cell table:formula="of:=[.I47]/[.F47]" office:value-type="float" office:value="0.192358619248919" calcext:value-type="float">
            <text:p>0.19</text:p>
          </table:table-cell>
        </table:table-row>
        <table:table-row table:style-name="ro1">
          <table:table-cell office:value-type="float" office:value="2.880221" calcext:value-type="float">
            <text:p>2.880221</text:p>
          </table:table-cell>
          <table:table-cell office:value-type="float" office:value="0.944997" calcext:value-type="float">
            <text:p>0.944997</text:p>
          </table:table-cell>
          <table:table-cell office:value-type="float" office:value="0.91308" calcext:value-type="float">
            <text:p>0.9130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[.A48]/[.B48]" office:value-type="float" office:value="3.04786258580715" calcext:value-type="float">
            <text:p>3.05</text:p>
          </table:table-cell>
          <table:table-cell table:formula="of:=[.A48]/[.C48]" office:value-type="float" office:value="3.15440158584133" calcext:value-type="float">
            <text:p>3.15</text:p>
          </table:table-cell>
          <table:table-cell table:formula="of:=[.H48]/[.F48]" office:value-type="float" office:value="0.0952457058064735" calcext:value-type="float">
            <text:p>0.10</text:p>
          </table:table-cell>
          <table:table-cell table:formula="of:=[.I48]/[.F48]" office:value-type="float" office:value="0.0985750495575415" calcext:value-type="float">
            <text:p>0.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.525246" calcext:value-type="float">
            <text:p>7.525246</text:p>
          </table:table-cell>
          <table:table-cell office:value-type="float" office:value="4.034694" calcext:value-type="float">
            <text:p>4.034694</text:p>
          </table:table-cell>
          <table:table-cell office:value-type="float" office:value="4.24104" calcext:value-type="float">
            <text:p>4.241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0]/[.B50]" office:value-type="float" office:value="1.86513425801312" calcext:value-type="float">
            <text:p>1.87</text:p>
          </table:table-cell>
          <table:table-cell table:formula="of:=[.A50]/[.C50]" office:value-type="float" office:value="1.77438694282534" calcext:value-type="float">
            <text:p>1.77</text:p>
          </table:table-cell>
          <table:table-cell table:formula="of:=[.H50]/[.F50]" office:value-type="float" office:value="0.932567129006562" calcext:value-type="float">
            <text:p>0.93</text:p>
          </table:table-cell>
          <table:table-cell table:formula="of:=[.I50]/[.F50]" office:value-type="float" office:value="0.887193471412672" calcext:value-type="float">
            <text:p>0.89</text:p>
          </table:table-cell>
        </table:table-row>
        <table:table-row table:style-name="ro1">
          <table:table-cell office:value-type="float" office:value="7.525246" calcext:value-type="float">
            <text:p>7.525246</text:p>
          </table:table-cell>
          <table:table-cell office:value-type="float" office:value="2.850772" calcext:value-type="float">
            <text:p>2.850772</text:p>
          </table:table-cell>
          <table:table-cell office:value-type="float" office:value="2.944979" calcext:value-type="float">
            <text:p>2.9449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A51]/[.B51]" office:value-type="float" office:value="2.63972215245555" calcext:value-type="float">
            <text:p>2.64</text:p>
          </table:table-cell>
          <table:table-cell table:formula="of:=[.A51]/[.C51]" office:value-type="float" office:value="2.55528002067247" calcext:value-type="float">
            <text:p>2.56</text:p>
          </table:table-cell>
          <table:table-cell table:formula="of:=[.H51]/[.F51]" office:value-type="float" office:value="0.879907384151848" calcext:value-type="float">
            <text:p>0.88</text:p>
          </table:table-cell>
          <table:table-cell table:formula="of:=[.I51]/[.F51]" office:value-type="float" office:value="0.851760006890824" calcext:value-type="float">
            <text:p>0.85</text:p>
          </table:table-cell>
        </table:table-row>
        <table:table-row table:style-name="ro1">
          <table:table-cell office:value-type="float" office:value="7.525246" calcext:value-type="float">
            <text:p>7.525246</text:p>
          </table:table-cell>
          <table:table-cell office:value-type="float" office:value="2.767143" calcext:value-type="float">
            <text:p>2.767143</text:p>
          </table:table-cell>
          <table:table-cell office:value-type="float" office:value="2.934149" calcext:value-type="float">
            <text:p>2.9341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A52]/[.B52]" office:value-type="float" office:value="2.71950022098605" calcext:value-type="float">
            <text:p>2.72</text:p>
          </table:table-cell>
          <table:table-cell table:formula="of:=[.A52]/[.C52]" office:value-type="float" office:value="2.56471160803354" calcext:value-type="float">
            <text:p>2.56</text:p>
          </table:table-cell>
          <table:table-cell table:formula="of:=[.H52]/[.F52]" office:value-type="float" office:value="0.54390004419721" calcext:value-type="float">
            <text:p>0.54</text:p>
          </table:table-cell>
          <table:table-cell table:formula="of:=[.I52]/[.F52]" office:value-type="float" office:value="0.512942321606708" calcext:value-type="float">
            <text:p>0.51</text:p>
          </table:table-cell>
        </table:table-row>
        <table:table-row table:style-name="ro1">
          <table:table-cell office:value-type="float" office:value="7.525246" calcext:value-type="float">
            <text:p>7.525246</text:p>
          </table:table-cell>
          <table:table-cell office:value-type="float" office:value="2.526628" calcext:value-type="float">
            <text:p>2.526628</text:p>
          </table:table-cell>
          <table:table-cell office:value-type="float" office:value="2.613086" calcext:value-type="float">
            <text:p>2.6130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A53]/[.B53]" office:value-type="float" office:value="2.97837513080675" calcext:value-type="float">
            <text:p>2.98</text:p>
          </table:table-cell>
          <table:table-cell table:formula="of:=[.A53]/[.C53]" office:value-type="float" office:value="2.8798309737988" calcext:value-type="float">
            <text:p>2.88</text:p>
          </table:table-cell>
          <table:table-cell table:formula="of:=[.H53]/[.F53]" office:value-type="float" office:value="0.496395855134459" calcext:value-type="float">
            <text:p>0.50</text:p>
          </table:table-cell>
          <table:table-cell table:formula="of:=[.I53]/[.F53]" office:value-type="float" office:value="0.479971828966466" calcext:value-type="float">
            <text:p>0.48</text:p>
          </table:table-cell>
        </table:table-row>
        <table:table-row table:style-name="ro1">
          <table:table-cell office:value-type="float" office:value="7.525246" calcext:value-type="float">
            <text:p>7.525246</text:p>
          </table:table-cell>
          <table:table-cell office:value-type="float" office:value="2.333275" calcext:value-type="float">
            <text:p>2.333275</text:p>
          </table:table-cell>
          <table:table-cell office:value-type="float" office:value="2.405727" calcext:value-type="float">
            <text:p>2.4057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A54]/[.B54]" office:value-type="float" office:value="3.22518605822288" calcext:value-type="float">
            <text:p>3.23</text:p>
          </table:table-cell>
          <table:table-cell table:formula="of:=[.A54]/[.C54]" office:value-type="float" office:value="3.1280548457909" calcext:value-type="float">
            <text:p>3.13</text:p>
          </table:table-cell>
          <table:table-cell table:formula="of:=[.H54]/[.F54]" office:value-type="float" office:value="0.322518605822288" calcext:value-type="float">
            <text:p>0.32</text:p>
          </table:table-cell>
          <table:table-cell table:formula="of:=[.I54]/[.F54]" office:value-type="float" office:value="0.31280548457909" calcext:value-type="float">
            <text:p>0.31</text:p>
          </table:table-cell>
        </table:table-row>
        <table:table-row table:style-name="ro1">
          <table:table-cell office:value-type="float" office:value="7.525246" calcext:value-type="float">
            <text:p>7.525246</text:p>
          </table:table-cell>
          <table:table-cell office:value-type="float" office:value="2.181928" calcext:value-type="float">
            <text:p>2.181928</text:p>
          </table:table-cell>
          <table:table-cell office:value-type="float" office:value="2.352661" calcext:value-type="float">
            <text:p>2.3526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A55]/[.B55]" office:value-type="float" office:value="3.4488974888264" calcext:value-type="float">
            <text:p>3.45</text:p>
          </table:table-cell>
          <table:table-cell table:formula="of:=[.A55]/[.C55]" office:value-type="float" office:value="3.1986104245363" calcext:value-type="float">
            <text:p>3.20</text:p>
          </table:table-cell>
          <table:table-cell table:formula="of:=[.H55]/[.F55]" office:value-type="float" office:value="0.21555609305165" calcext:value-type="float">
            <text:p>0.22</text:p>
          </table:table-cell>
          <table:table-cell table:formula="of:=[.I55]/[.F55]" office:value-type="float" office:value="0.199913151533519" calcext:value-type="float">
            <text:p>0.20</text:p>
          </table:table-cell>
        </table:table-row>
        <table:table-row table:style-name="ro1">
          <table:table-cell office:value-type="float" office:value="7.525246" calcext:value-type="float">
            <text:p>7.525246</text:p>
          </table:table-cell>
          <table:table-cell office:value-type="float" office:value="2.145549" calcext:value-type="float">
            <text:p>2.145549</text:p>
          </table:table-cell>
          <table:table-cell office:value-type="float" office:value="2.233631" calcext:value-type="float">
            <text:p>2.23363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formula="of:=[.A56]/[.B56]" office:value-type="float" office:value="3.50737550156161" calcext:value-type="float">
            <text:p>3.51</text:p>
          </table:table-cell>
          <table:table-cell table:formula="of:=[.A56]/[.C56]" office:value-type="float" office:value="3.3690640933977" calcext:value-type="float">
            <text:p>3.37</text:p>
          </table:table-cell>
          <table:table-cell table:formula="of:=[.H56]/[.F56]" office:value-type="float" office:value="0.1096054844238" calcext:value-type="float">
            <text:p>0.11</text:p>
          </table:table-cell>
          <table:table-cell table:formula="of:=[.I56]/[.F56]" office:value-type="float" office:value="0.105283252918678" calcext:value-type="float">
            <text:p>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2:09:43.325606093</meta:creation-date>
    <dc:date>2019-02-10T17:09:09.045161631</dc:date>
    <meta:editing-duration>PT6H57M28S</meta:editing-duration>
    <meta:editing-cycles>12</meta:editing-cycles>
    <meta:generator>LibreOffice/6.0.7.3$Linux_X86_64 LibreOffice_project/00m0$Build-3</meta:generator>
    <meta:document-statistic meta:table-count="1" meta:cell-count="416" meta:object-count="0"/>
  </office:meta>
</office:document-meta>
</file>